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5-13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5-14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2-29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2-01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9-1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6-13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3-16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1-2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7-29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3-29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1-3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9-14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8-0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4-01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2-0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1384" calcext:value-type="float">
            <text:p>25.5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7-28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3-20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1-22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7-2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3-19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1-1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7-16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3-1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1-1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7928" calcext:value-type="float">
            <text:p>19.9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7-18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3-17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1-17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8216" calcext:value-type="float">
            <text:p>24.5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2456" calcext:value-type="float">
            <text:p>24.2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8085483401</text:p>
          </table:table-cell>
          <table:table-cell office:value-type="string" calcext:value-type="string">
            <text:p>Kosciusko 10</text:p>
          </table:table-cell>
          <table:table-cell office:value-type="string" calcext:value-type="string">
            <text:p>2016-08-03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4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960" meta:object-count="0"/>
    <meta:user-defined meta:name="AppVersion">3.0</meta:user-defined>
  </office:meta>
</office:document-meta>
</file>